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6" style:family="paragraph" style:parent-style-name="Text_20_body">
      <style:text-properties officeooo:rsid="001ed451" officeooo:paragraph-rsid="001d3184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15" style:family="paragraph" style:parent-style-name="Text_20_body" style:list-style-name="L2">
      <style:text-properties fo:font-size="18pt" style:font-size-asian="18pt" style:font-size-complex="18pt"/>
    </style:style>
    <style:style style:name="P16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17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18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19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20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22" style:family="paragraph" style:parent-style-name="Text_20_body">
      <style:paragraph-properties fo:text-align="justify" style:justify-single-word="false"/>
      <style:text-properties officeooo:paragraph-rsid="0022f1ed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24" style:family="paragraph" style:parent-style-name="Text_20_body" style:list-style-name="L6">
      <style:paragraph-properties fo:text-align="justify" style:justify-single-word="false"/>
      <style:text-properties officeooo:paragraph-rsid="0022f1ed"/>
    </style:style>
    <style:style style:name="P25" style:family="paragraph" style:parent-style-name="Text_20_body">
      <style:paragraph-properties fo:text-align="justify" style:justify-single-word="false"/>
      <style:text-properties officeooo:paragraph-rsid="0023f7ad"/>
    </style:style>
    <style:style style:name="P26" style:family="paragraph" style:parent-style-name="Text_20_body">
      <style:paragraph-properties fo:text-align="justify" style:justify-single-word="false"/>
      <style:text-properties officeooo:paragraph-rsid="00250a47"/>
    </style:style>
    <style:style style:name="P27" style:family="paragraph" style:parent-style-name="Text_20_body">
      <style:paragraph-properties fo:text-align="justify" style:justify-single-word="false"/>
      <style:text-properties officeooo:paragraph-rsid="0025d61c"/>
    </style:style>
    <style:style style:name="P28" style:family="paragraph" style:parent-style-name="Text_20_body" style:list-style-name="L2">
      <style:text-properties officeooo:paragraph-rsid="001d3184"/>
    </style:style>
    <style:style style:name="P29" style:family="paragraph" style:parent-style-name="Text_20_body">
      <style:text-properties officeooo:paragraph-rsid="001d3184"/>
    </style:style>
    <style:style style:name="P30" style:family="paragraph" style:parent-style-name="Text_20_body">
      <style:paragraph-properties fo:text-align="center" style:justify-single-word="false"/>
      <style:text-properties officeooo:paragraph-rsid="001d3184"/>
    </style:style>
    <style:style style:name="P31" style:family="paragraph" style:parent-style-name="Text_20_body">
      <style:paragraph-properties fo:text-align="center" style:justify-single-word="false"/>
      <style:text-properties officeooo:paragraph-rsid="0035c70d"/>
    </style:style>
    <style:style style:name="P32" style:family="paragraph" style:parent-style-name="Text_20_body" style:list-style-name="L8"/>
    <style:style style:name="P33" style:family="paragraph" style:parent-style-name="Text_20_body" style:list-style-name="L9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34" style:family="paragraph" style:parent-style-name="Text_20_body" style:list-style-name="L9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35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36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37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38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weight="bold" officeooo:rsid="0025d61c" officeooo:paragraph-rsid="0025d61c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1cb951"/>
    </style:style>
    <style:style style:name="T4" style:family="text">
      <style:text-properties officeooo:rsid="001d318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cb951" style:font-size-asian="18pt" style:font-size-complex="18pt"/>
    </style:style>
    <style:style style:name="T8" style:family="text">
      <style:text-properties fo:font-size="18pt" officeooo:rsid="001d3184" style:font-size-asian="18pt" style:font-size-complex="18pt"/>
    </style:style>
    <style:style style:name="T9" style:family="text">
      <style:text-properties fo:font-size="18pt" officeooo:rsid="001e12fd" style:font-size-asian="18pt" style:font-size-complex="18pt"/>
    </style:style>
    <style:style style:name="T10" style:family="text">
      <style:text-properties fo:font-size="18pt" officeooo:rsid="001f8e6a" style:font-size-asian="18pt" style:font-size-complex="18pt"/>
    </style:style>
    <style:style style:name="T11" style:family="text">
      <style:text-properties fo:font-size="18pt" officeooo:rsid="00208bee" style:font-size-asian="18pt" style:font-size-complex="18pt"/>
    </style:style>
    <style:style style:name="T12" style:family="text">
      <style:text-properties fo:font-size="18pt" officeooo:rsid="0021cb21" style:font-size-asian="18pt" style:font-size-complex="18pt"/>
    </style:style>
    <style:style style:name="T13" style:family="text">
      <style:text-properties fo:font-size="18pt" officeooo:rsid="0022f1ed" style:font-size-asian="18pt" style:font-size-complex="18pt"/>
    </style:style>
    <style:style style:name="T14" style:family="text">
      <style:text-properties fo:font-size="18pt" officeooo:rsid="0023f7ad" style:font-size-asian="18pt" style:font-size-complex="18pt"/>
    </style:style>
    <style:style style:name="T15" style:family="text">
      <style:text-properties fo:font-size="18pt" officeooo:rsid="00250a47" style:font-size-asian="18pt" style:font-size-complex="18pt"/>
    </style:style>
    <style:style style:name="T16" style:family="text">
      <style:text-properties fo:font-size="18pt" officeooo:rsid="0025b5ee" style:font-size-asian="18pt" style:font-size-complex="18pt"/>
    </style:style>
    <style:style style:name="T17" style:family="text">
      <style:text-properties fo:font-size="18pt" officeooo:rsid="00267156" style:font-size-asian="18pt" style:font-size-complex="18pt"/>
    </style:style>
    <style:style style:name="T18" style:family="text">
      <style:text-properties fo:font-size="18pt" officeooo:rsid="00267450" style:font-size-asian="18pt" style:font-size-complex="18pt"/>
    </style:style>
    <style:style style:name="T19" style:family="text">
      <style:text-properties fo:font-size="18pt" officeooo:rsid="002cec10" style:font-size-asian="18pt" style:font-size-complex="18pt"/>
    </style:style>
    <style:style style:name="T20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23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24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25" style:family="text">
      <style:text-properties fo:font-size="16pt" officeooo:rsid="0023f7ad" style:font-size-asian="16pt" style:font-size-complex="16pt"/>
    </style:style>
    <style:style style:name="T26" style:family="text">
      <style:text-properties fo:font-size="36pt" officeooo:rsid="00292937" style:font-size-asian="31.5pt" style:font-size-complex="36pt"/>
    </style:style>
    <style:style style:name="T27" style:family="text">
      <style:text-properties fo:font-size="36pt" officeooo:rsid="00360f99" style:font-size-asian="36pt" style:font-size-complex="36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29cf59"/>
    </style:style>
    <style:style style:name="T30" style:family="text">
      <style:text-properties officeooo:rsid="002b3cd1"/>
    </style:style>
    <style:style style:name="T31" style:family="text">
      <style:text-properties officeooo:rsid="002cec10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officeooo:rsid="00306f08"/>
    </style:style>
    <style:style style:name="T34" style:family="text">
      <style:text-properties officeooo:rsid="0031e9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8">Wstęp.</text:p>
      <text:p text:style-name="P2"/>
      <text:p text:style-name="P3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3"/>
      <text:p text:style-name="P4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3">J</text:span>ego kluczowe cecha<text:span text:style-name="T3">mi są między innymi</text:span>: </text:p>
      <text:list text:style-name="L1">
        <text:list-header>
          <text:p text:style-name="P7"><text:span text:style-name="Strong_20_Emphasis"><text:span text:style-name="T2"/></text:span></text:p>
        </text:list-header>
        <text:list-item>
          <text:p text:style-name="P7"><text:span text:style-name="Strong_20_Emphasis"><text:span text:style-name="T32">Lekkość</text:span></text:span><text:span text:style-name="T32">: Flask jest minimalistyczny i nie narzuca z góry konkretnej struktury aplikacji, dzięki czemu daje dużą swobodę programistom.</text:span></text:p>
        </text:list-item>
        <text:list-item>
          <text:p text:style-name="P9"><text:span text:style-name="Strong_20_Emphasis"><text:span text:style-name="T32">Rozszerzalność</text:span></text:span><text:span text:style-name="T32">: Posiada wiele wtyczek i rozszerzeń, które można łatwo zintegrować, np. Flask-SQLAlchemy dla obsługi baz danych.</text:span></text:p>
        </text:list-item>
        <text:list-item>
          <text:p text:style-name="P9"><text:span text:style-name="Strong_20_Emphasis"><text:span text:style-name="T32">Wsparcie dla Jinja2</text:span></text:span><text:span text:style-name="T32">: Używa potężnego systemu szablonów Jinja2, który pozwala generować dynamiczne strony HTML.</text:span></text:p>
        </text:list-item>
        <text:list-item>
          <text:p text:style-name="P9"><text:span text:style-name="Strong_20_Emphasis"><text:span text:style-name="T32">Wbudowany serwer developerski</text:span></text:span><text:span text:style-name="T32">: Idealny do testowania i debugowania aplikacji podczas rozwoju.</text:span></text:p>
        </text:list-item>
        <text:list-item>
          <text:p text:style-name="P10"><text:span text:style-name="Strong_20_Emphasis"><text:span text:style-name="T32">Obsługa routing</text:span></text:span><text:span text:style-name="T32">: Pozwala na definiowanie tras i obsługę żądań HTTP (GET, POST itd.) w prosty sposób. </text:span></text:p>
          <text:p text:style-name="P11"><text:soft-page-break/>Kolejnym elementem mojego stacku technologicznego jest nginx.</text:p>
          <text:p text:style-name="P21"><text:span text:style-name="Strong_20_Emphasis"><text:span text:style-name="T7">NGINX</text:span></text:span><text:span text:style-name="T7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12"><text:span text:style-name="T4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5">Flask</text:span>, Django czy Node.js). <text:span text:style-name="T4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13">Nie jest zoptymalizowany pod kątem wydajności.</text:p>
        </text:list-item>
        <text:list-item>
          <text:p text:style-name="P14">Nie radzi sobie dobrze z dużą liczbą równoczesnych połączeń.</text:p>
        </text:list-item>
        <text:list-item>
          <text:p text:style-name="P15">Nie oferuje wsparcia dla wielu istotnych funkcji produkcyjnych, takich jak zarządzanie ruchem czy certyfikaty SSL/TLS. </text:p>
          <text:p text:style-name="P28"><text:span text:style-name="T8">Nginx jest również przydatny z innych powodów takich </text:span><text:span text:style-name="T10">jak</text:span><text:span text:style-name="T8"> </text:span><text:span text:style-name="T9">bezpieczeństwo oraz </text:span><text:span text:style-name="T20">Load Balance</text:span><text:span text:style-name="T9"> (</text:span><text:span text:style-name="T6">równoważenie obciążenia między kilkoma serwerami w środowisku skalowalnym</text:span><text:span text:style-name="T9">).</text:span></text:p>
        </text:list-item>
      </text:list>
      <text:p text:style-name="P6"><text:span text:style-name="T11"/></text:p>
      <text:p text:style-name="P5"><text:span text:style-name="T11"/></text:p>
      <text:p text:style-name="P38"><text:soft-page-break/><text:span text:style-name="T12">Czym jest CI/CD ?</text:span></text:p>
      <text:p text:style-name="P29"><text:span text:style-name="T12">C</text:span><text:span text:style-name="T9">I/CD </text:span><text:span text:style-name="T12">oznacza w skrócie</text:span><text:span text:style-name="T9"> </text:span><text:span text:style-name="Strong_20_Emphasis"><text:span text:style-name="T9">Continuous Integration (CI)</text:span></text:span><text:span text:style-name="T9"> i </text:span><text:span text:style-name="Strong_20_Emphasis"><text:span text:style-name="T9">Continuous Deployment/Delivery (CD)</text:span></text:span><text:span text:style-name="T9">. Jest to praktyka oraz zestaw narzędzi stosowanych w inżynierii oprogramowania, które umożliwiają automatyzację procesu budowy, testowania i wdrażania aplikacji.</text:span></text:p>
      <text:p text:style-name="P30"><text:span text:style-name="T9"><text:s text:c="10"/></text:span><text:span text:style-name="T24">Dlaczego CI/CD jest ważny i jakie są jego zalety?</text:span></text:p>
      <text:list text:style-name="L3">
        <text:list-item>
          <text:p text:style-name="P23"><text:span text:style-name="T9">C</text:span><text:span text:style-name="T13">I/CD zapewnia szybsze dostarczanie oprogramowania.</text:span></text:p>
        </text:list-item>
      </text:list>
      <text:p text:style-name="P22"><text:span text:style-name="T13">Automatyzacja procesów pozwala na częstsze i szybsze wdrażanie zmian. </text:span><text:span text:style-name="T6">Dzięki temu nowe funkcje i poprawki mogą być dostępne dla użytkowników w krótkim czasie. </text:span></text:p>
      <text:list text:style-name="L6">
        <text:list-item>
          <text:p text:style-name="P24"><text:span text:style-name="T13">Wczesne wykrywanie błędów.</text:span></text:p>
        </text:list-item>
      </text:list>
      <text:p text:style-name="P22"><text:span text:style-name="T13">CI/CD integruje ciągłe testowanie, które pozwala wykrywać błędy już na wczesnych etapach procesu deweloperskiego. </text:span><text:span text:style-name="T6">Zapobiega to eskalacji problemów na późniejszych etapach produkcji. </text:span></text:p>
      <text:list text:style-name="L8">
        <text:list-item>
          <text:p text:style-name="P32"><text:span text:style-name="Strong_20_Emphasis"><text:span text:style-name="T21">Lepsza współpraca zespołu.</text:span></text:span></text:p>
        </text:list-item>
      </text:list>
      <text:p text:style-name="P25"><text:span text:style-name="T6">Ułatwia współpracę w zespołach programistycznych, ponieważ kod od wielu deweloperów jest regularnie integrowany i testowany.Redukuje problemy z tzw. "merge conflicts" (konflikty scalania kodu).</text:span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14"/></text:p>
      <text:p text:style-name="P39"><text:soft-page-break/><text:span text:style-name="T25">Mój wybór technologiczny podczas tworzenia oraz konfigurowania CI/CD</text:span></text:p>
      <text:p text:style-name="P26"><text:span text:style-name="T14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span></text:p>
      <text:p text:style-name="P36"><text:span text:style-name="T16">Uzasadnieniem</text:span><text:span text:style-name="T6"> wyboru Git hubs actions jako silnika napędowego mojego projektu była wbudowana intergracja z githubem oraz łatwość w konfiguracji.</text:span></text:p>
      <text:p text:style-name="P36"><text:span text:style-name="T6"/></text:p>
      <text:p text:style-name="P40"><text:span text:style-name="T6">Zabezpieczenie obrazu Docker</text:span></text:p>
      <text:p text:style-name="P27"><text:span text:style-name="T22">Jako </text:span><text:span text:style-name="T23">sposób</text:span><text:span text:style-name="T22"> zabezpieczenia wybrałem trivy. Trivy to narzędzie typu open-source. Służy do skanowania luk w zabezpieczeniach oraz zarządzania konfiguracją w różnych komponentach oprogramowania. </text:span><text:span text:style-name="T6">Trivy jest lekkim, szybkim i wszechstronnym rozwiązaniem, które automatyzuje identyfikację podatności na różne zagrożenia.</text:span><text:span text:style-name="T17"> W moim projekcie trivy jest wykorzystywane do skanowania podatności obrazu docker w trakcie CI przed </text:span><text:span text:style-name="T19">dokonaniem</text:span><text:span text:style-name="T17"> procesem CD.</text:span></text:p>
      <text:p text:style-name="P41"><text:span text:style-name="T17">Dlaczego Trivy </text:span><text:span text:style-name="T18">jako</text:span><text:span text:style-name="T17"> zabezpieczeni</text:span><text:span text:style-name="T18">e</text:span><text:span text:style-name="T17"> obraz</text:span><text:span text:style-name="T18">u</text:span><text:span text:style-name="T17"> Docker? </text:span></text:p>
      <text:p text:style-name="P36"><text:span text:style-name="T6">Obrazy Docker zawierają wszystkie zależności i pliki wymagane do uruchomienia aplikacji, dlatego ich bezpieczeństwo ma kluczowe znaczenie. Trivy pozwala wykrywać potencjalne luki w takich obrazach, co zapobiega wykorzystaniu tych słabości przez atakujących.</text:span></text:p>
      <text:p text:style-name="P37"><text:soft-page-break/><text:span text:style-name="T6"><text:s text:c="3"/></text:span><text:span text:style-name="T26">Założenia projektu </text:span></text:p>
      <text:p text:style-name="P17">Aplikacja pisana w <text:span text:style-name="T29">falsku zostanie uruchomiona automatycznie wraz z nginxem który przy użyciu reversed proxy przechwyci aplikacje oraz udostępni ją pod swoim domyślnym adresem na skonfigurowanym porcje, w tym przypadku jest to port 80.</text:span> </text:p>
      <text:p text:style-name="P17"/>
      <text:p text:style-name="P17"><text:span text:style-name="T29">Aplikacja posiada zautomatyzowany </text:span>proces CI/CD. Proces CI posiada 2 <text:span text:style-name="T28">workflowy</text:span> każdy z inną funkcją. </text:p>
      <text:p text:style-name="P16"/>
      <text:list text:style-name="L9">
        <text:list-item>
          <text:p text:style-name="P33">Pierwszy proces zbuduje aplikacje oraz uruchomi specjalne testy <text:span text:style-name="T30">napisane w języku aplikacji </text:span>które potwierdzą prawidłowe działanie aplikacji. Ten proces uruchamia <text:span text:style-name="T30">się </text:span>podczas <text:span text:style-name="T30">dodania</text:span> pull requestu pod warunkiem modyfikacji lub edycji w folderze w którym znajdują się dane aplikacji <text:span text:style-name="T33">dla oszczędności czasu jak i mocy obliczeniowej serwisu</text:span>.</text:p>
        </text:list-item>
        <text:list-item>
          <text:p text:style-name="P34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35"/>
      <text:p text:style-name="P35"><text:s text:c="4"/><text:span text:style-name="T31">Procesy Contin</text:span><text:span text:style-name="T33">uos</text:span><text:span text:style-name="T31"> Implementation postanowiłem podzielić na 2 oddzielne operacje dla przejrzystości danych oraz ułatwienia debugowania aplikacji jak i również samych procesów.</text:span></text:p>
      <text:p text:style-name="P35"/>
      <text:p text:style-name="P18"><text:soft-page-break/>Aplikacja posiada także zautomatyzowany proces CD który uruchomi się automatycznie po zaakceptowaniu pull requestu co spowoduje zmargowanie zmian z główną gałęzią projektu. <text:span text:style-name="T34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31"><text:s text:c="2"/><text:span text:style-name="T15"><text:s text:c="3"/></text:span><text:span text:style-name="T27">Przebieg oraz budowa projektu</text:span></text:p>
      <text:p text:style-name="P19">Przed stworzeniem oraz implementacją CI/CD potrzebna jest aplikacja którą to wyżej wymienione procesy będą obejmować.</text:p>
      <text:p text:style-name="P20">Aplikacja ma za zadanie wyświetlać proste powitanie dla użytkownika pod głównym adresem. Aplikacja wraz z przebiegiem developmentu będzie rozwijana o dodatkowe funkcjonalności.</text:p>
      <text:p text:style-name="P19"><text:s text:c="3"/>Struktura aplikacji</text:p>
      <text:p text:style-name="P19"/>
      <text:p text:style-name="P31"><text:span text:style-name="T27"/></text:p>
      <text:p text:style-name="P31"><text:span text:style-name="T14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07T22:02:30.974000000</dc:date>
    <meta:editing-duration>PT2H12M10S</meta:editing-duration>
    <meta:editing-cycles>33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47" meta:word-count="900" meta:character-count="6840" meta:non-whitespace-character-count="5964"/>
  </office:meta>
</office:document-meta>
</file>